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28"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4"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7"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8"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0"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1"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2"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3" style:family="paragraph" style:parent-style-name="Text_20_body">
      <style:paragraph-properties fo:line-height="150%" style:shadow="none"/>
      <style:text-properties style:font-name="Arial" fo:font-size="16pt" fo:language="cs" fo:country="CZ" style:font-size-asian="16pt" style:font-size-complex="16pt"/>
    </style:style>
    <style:style style:name="P44"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P45"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8"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1"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4"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56"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8"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62"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P63" style:family="paragraph" style:parent-style-name="Text_20_body">
      <style:paragraph-properties fo:line-height="150%" fo:text-align="justify" style:justify-single-word="false" style:shadow="none"/>
      <style:text-properties style:font-name="Arial" fo:font-size="16pt" fo:language="cs" fo:country="CZ"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18" style:family="text">
      <style:text-properties fo:font-variant="normal" fo:text-transform="none" fo:color="#222222" style:font-name="Arial" fo:font-size="16pt" fo:letter-spacing="normal" fo:font-style="normal" fo:font-weight="normal" style:font-size-asian="16pt" style:font-size-complex="16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1" style:family="text">
      <style:text-properties fo:font-variant="normal" fo:text-transform="none" fo:color="#222222" style:font-name="Arial" fo:letter-spacing="normal" fo:language="cs" fo:country="CZ" fo:font-style="normal" fo:font-weight="normal"/>
    </style:style>
    <style:style style:name="T22" style:family="text">
      <style:text-properties fo:font-variant="normal" fo:text-transform="none" fo:color="#336600" style:font-name="Arial" fo:letter-spacing="normal" fo:font-style="normal" fo:font-weight="bold" style:font-weight-asian="bold" style:font-weight-complex="bold"/>
    </style:style>
    <style:style style:name="T23"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6"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7" style:family="text">
      <style:text-properties fo:font-variant="normal" fo:text-transform="none" fo:color="#007826" style:font-name="Arial" fo:letter-spacing="normal" fo:font-style="normal" fo:font-weight="bold" style:font-weight-asian="bold" style:font-weight-complex="bold"/>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style:font-name="Arial" style:font-style-asian="italic" style:font-style-complex="italic"/>
    </style:style>
    <style:style style:name="T35" style:family="text">
      <style:text-properties fo:font-weight="normal" style:font-weight-asian="normal" style:font-weight-complex="normal"/>
    </style:style>
    <style:style style:name="T36" style:family="text">
      <style:text-properties fo:color="#006600" fo:font-weight="bold" style:font-weight-asian="bold" style:font-weight-complex="bold"/>
    </style:style>
    <style:style style:name="T37" style:family="text">
      <style:text-properties style:text-line-through-style="none" style:text-blinking="false"/>
    </style:style>
    <style:style style:name="T38" style:family="text">
      <style:text-properties fo:color="#0d0d0d"/>
    </style:style>
    <style:style style:name="T39" style:family="text">
      <style:text-properties fo:font-size="16pt" fo:font-weight="normal" style:font-size-asian="16pt" style:font-weight-asian="normal" style:font-size-complex="16pt" style:font-weight-complex="normal"/>
    </style:style>
    <style:style style:name="T40" style:family="text">
      <style:text-properties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1">VYTVOŘENÉ TITULKY </text:p>
      <text:p text:style-name="P42">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4"><text:soft-page-break/></text:p>
      <text:p text:style-name="P34">V souvislosti s licencemi Creative Commons se lze setkat ještě se dvěma nástroji. Konkrétně se jedná o „licenci“ CC0 (CC Zero) a tzv. Public Domain Mark. </text:p>
      <text:p text:style-name="P34"/>
      <text:p text:style-name="P35">•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4"/>
      <text:p text:style-name="P37">Zdroj:</text:p>
      <text:p text:style-name="P37">Veřejné licence v České republice, <text:span text:style-name="T4">verze 2.0</text:span></text:p>
      <text:p text:style-name="P37"><text:span text:style-name="T4">Kolektiv autorů: </text:span>Matěj Myška, Radim Polčák, </text:p>
      <text:p text:style-name="P38"><text:span text:style-name="T35">Jaromír Šavelka, Libor Kyncl </text:span><text:span text:style-name="T8">a </text:span><text:span text:style-name="T35">Iveta Sviráková <text:line-break/></text:span></text:p>
      <text:p text:style-name="P1"/>
      <text:p text:style-name="P1">Budu tedy pro moji činnost používat licenci CC <text:span text:style-name="T35">„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5">CC Uveďt</text:span><text:span text:style-name="T3">e</text:span><text:span text:style-name="T35"> původ 4.0.</text:span></text:p>
      <text:p text:style-name="P2"/>
      <text:p text:style-name="P1">Dá se to nějak vyřešit?</text:p>
      <text:p text:style-name="P1"/>
      <text:p text:style-name="P1">Mohl bych publikovat pod licencí CC <text:span text:style-name="T35">Uveďt</text:span><text:span text:style-name="T3">e</text:span><text:span text:style-name="T35">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5">Uveďt</text:span><text:span text:style-name="T3">e</text:span><text:span text:style-name="T35">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5">Uveďt</text:span><text:span text:style-name="T3">e</text:span><text:span text:style-name="T35"> původ 4.0.</text:span></text:p>
      <text:p text:style-name="P2"/>
      <text:p text:style-name="P10"/>
      <text:p text:style-name="P10"><text:soft-page-break/>ODPOVĚĎ</text:p>
      <text:p text:style-name="P1">Teď se 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6"/></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6"/>
      <text:p text:style-name="P33"><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2"><text:span text:style-name="T17">Yes, but it is important to prominently mark any third party material you incorporate into your work so reusers do not think the CC license applies to that material.</text:span><text:span text:style-name="T11"> </text:span><text:span text:style-name="T16">The CC license only applies to the rights you have in the work.</text:span><text:span text:style-name="T11"> 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15"/>
      <text:p text:style-name="P15"/>
      <text:p text:style-name="P43"><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44"/>
      <text:p text:style-name="P62"/>
      <text:p text:style-name="P41"><text:span text:style-name="T23">When a creator or rightsholder applies a Creative Commons license to a work, the license automatically applies to any copyrights the licensor has in the entire work.</text:span><text:span text:style-name="T18"> </text:span><text:span text:style-name="T24">Ideally, licensors will have </text:span><text:a xlink:type="simple" xlink:href="https://wiki.creativecommons.org/wiki/Considerations_for_licensors_and_licensees#Nature_and_adequacy_of_rights" text:style-name="Internet_20_link" text:visited-style-name="Visited_20_Internet_20_Link"><text:span text:style-name="T25">all the rights necessary to license a work</text:span></text:a><text:span text:style-name="T24">,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pan text:style-name="T24">clearance may be necessary.</text:span><text:span text:style-name="T18">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8">application, and licensors may use them as they find appropriate. To avoid confusion or misunderstanding on the part of users, however, it is important to mark a work clearly to identify portions not subject to the CC license.</text:span></text:p>
      <text:p text:style-name="P43"/>
      <text:p text:style-name="P63">V následujích částech tohoto textu budu předpokládat, že můžu aplikovat CC licenci jen na práci, kterou jsem vložil do tvorby titulků. K možnosti, že CC licenci jen na moji práci aplikovat nemůžu, se vrátim až v poslední části. </text:p>
      <text:p text:style-name="P63"/>
      <text:p text:style-name="P63">Pokud tedy můžu publikovat pod licencí CC jen práci, kterou jsem vložil do tvorby titulků, jak to můžu udělat? Jakým způsobem můžu upozornit potencionální uživatele, že za podmínek licence CC není zveřejněn celý text českých titulků ale pouze práce, která jsem vložil do jejich tvorby?</text:p>
      <text:p text:style-name="P45"/>
      <text:p text:style-name="P45"/>
      <text:p text:style-name="P17">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oft-page-break/></text:p>
      <text:p text:style-name="P40"/>
      <text:p text:style-name="P40"><text:bookmark text:name="footer-info-copyright"/><text:bookmark text:name="footer-info"/>Text je dostupný pod <text:a xlink:type="simple" xlink:href="https://creativecommons.org/licenses/by-sa/3.0/deed.cs" text:style-name="Internet_20_link" text:visited-style-name="Visited_20_Internet_20_Link"><text:span text:style-name="T37">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7">Podmínky užití</text:span></text:a>.</text:p>
      <text:p text:style-name="P40"/>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části cituji.</text:p>
      <text:p text:style-name="P12"/>
      <text:p text:style-name="P12">Je z nich zřetelné, že pro tuto poznámku neexistují nějaká striktní pravidla. Je opravdu na každém autorovi, jako poznámku si napíše. Jen je z těchto pasáží opět zřetelný důraz na to, že by potencionální uživatel mojí práce měl vědět, za jakých podmínek může moji práci použít. </text:p>
      <text:p text:style-name="P12"/>
      <text:p text:style-name="P12">https://wiki.creativecommons.org/wiki/Marking/Creators/Marking_third_party_content#Notices_and_marking<text:line-break/></text:p>
      <text:p text:style-name="P30"/>
      <text:p text:style-name="P39"><text:span text:style-name="T20">„</text:span><text:span text:style-name="T19">CC licenses are designed to let others know how they may use a </text:span><text:soft-page-break/><text:span text:style-name="T19">work without infringing copyright. </text:span><text:span text:style-name="T22">Sometimes, it may be helpful for a licensor to offer users guidance beyond the terms of the license.</text:span><text:span text:style-name="T19"> </text:span><text:span text:style-name="T27">CC licensors can use notices and marking to inform users of any limitations on the application of the CC license to their work.</text:span><text:span text:style-name="T19"> Typically, creators give either a notice visually next to the relevant content, or at the beginning or end of a work, as appropriate for the medium, or both. </text:span><text:span text:style-name="T22">There is no singular, correct way to give a notice, and different situations may require more or less complicated notices and marking.</text:span><text:span text:style-name="T19"> CC offers </text:span><text:span text:style-name="T21">additional explanation and tips </text:span><text:span text:style-name="T19">on giving thorough notices and marking for works.</text:span><text:span text:style-name="T29"> </text:span><text:span text:style-name="T20">“</text:span><text:span text:style-name="T13"> </text:span></text:p>
      <text:p text:style-name="P29"/>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6">[c<text:span text:style-name="T4">itovaná pasáž je až v druhém odstavci</text:span>]</text:p>
      <text:p text:style-name="P12"/>
      <text:p text:style-name="P30"/>
      <text:p text:style-name="P29"><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30"/>
      <text:p text:style-name="P12"><text:soft-page-break/></text:p>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1"/>
      <text:p text:style-name="P29"><text:span text:style-name="T30">There is no one, right way to give notice, and different situations may require more or less complicated notices and marking. The following tips may be helpful, however, in designing a clear and informative notice.</text:span> </text:p>
      <text:p text:style-name="P29"/>
      <text:p text:style-name="P12"/>
      <text:p text:style-name="P12"/>
      <text:p text:style-name="P12"/>
      <text:p text:style-name="P17">YOUTUBE </text:p>
      <text:p text:style-name="P12">Titulky, které jsem vytvořil a chtěl bych na ně aplikovat CC licenci, používám na YouTube. Můžu informaci o tom, že na titulky byla aplikována CC licence, dát k dispozici i na YouTube?</text:p>
      <text:p text:style-name="P17"/>
      <text:p text:style-name="P12">Informaci o tom, že práce vložená do tvorby českých titulků je licencována <text:s/>za podmínek licence CC Uveďte původ 4.0 Mezinárodní, můžu uvést i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text:a><text:soft-page-break/><text:a xlink:type="simple" xlink:href="https://creativecommons.org/faq/#how-do-i-apply-a-creative-commons-license-to-my-material" text:style-name="Internet_20_link" text:visited-style-name="Visited_20_Internet_20_Link">commons-license-to-my-material</text:a></text:p>
      <text:p text:style-name="P12"/>
      <text:p text:style-name="P29"><text:span text:style-name="Strong_20_Emphasis"><text:span text:style-name="T39"/></text:span></text:p>
      <text:p text:style-name="P29"><text:span text:style-name="Strong_20_Emphasis"><text:span text:style-name="T35">„</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6">If the platform where you’re uploading your content does not support CC licensing, you can still identify your content as CC-licensed in the text description of your content.</text:span>“</text:p>
      <text:p text:style-name="P29"/>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8"/>
      <text:p text:style-name="P17"><text:soft-page-break/>Ř<text:span text:style-name="T1">E</text:span>ŠENÍ</text:p>
      <text:p text:style-name="P12">Nyní se pokusím využít všechno, co jsem dosud o CC licencích naučil. Udělám teď několik kroků, o kterých si myslím, že by mohly vést k tomu, že moji moji práci na titulcích zveřejním za podmínek licence CC Uveďte původ 4.0 Mezinárodní.</text:p>
      <text:p text:style-name="P12"/>
      <text:list xml:id="list3963378667673891273" text:style-name="L2">
        <text:list-header>
          <text:p text:style-name="P58">1. V každém souboru s titulky je Poslední titulek, ve kterém informuji potencionální uživatele mojí práce (nabyvatele licence) o tom, za jakých podmínek můžou titulky použít. Text tohoto Posledního titulku je vždy stejný a zní takto.</text:p>
        </text:list-header>
      </text:list>
      <text:p text:style-name="P20"/>
      <text:p text:style-name="P25"/>
      <text:p text:style-name="P24">Video, ke kterému byly vytvořeny tyto české titulky, je ve vlastnictví Buddhistické společnost Západní Austrálie. Autorem těchto českých titulků je Dalibor Pavlík. Jeho práce na tvorbě titulků je licencována za podmínek licence CC Uveďtě původ 4.0. Mezinárodní.<text:line-break/><text:line-break/>Odkaz na zkrácený text licence najdete na adrese:<text:line-break/><text:span text:style-name="T40">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5899031005765757693" text:style-name="L1">
        <text:list-header>
          <text:p text:style-name="P51"><text:soft-page-break/></text:p>
          <text:p text:style-name="P51">- k tomu musí mít souhlas Buddhistické společnosti Západní Austrálie, která je vlastníkem předlohy, podle které byly tyto titulky vytvořeny. </text:p>
          <text:p text:style-name="P51"/>
          <text:p text:style-name="P51">- nemusí mít souhlas autora českých titulků, který je podle předlohy vytvořil. V případě použití titulků je nutné pouze uvést jeho jméno. </text:p>
        </text:list-header>
      </text:list>
      <text:p text:style-name="P25"/>
      <text:p text:style-name="P59"/>
      <text:p text:style-name="P20">Všechny tři soubory s titulky jsem nahrál ve formátu .srt na YouTube. O přítomnosti Posledního titulku ve výše uvedeném znění se můžete přesvědčit tak, že zapnete titulky. </text:p>
      <text:p text:style-name="P20"/>
      <text:p text:style-name="P20">Zároveň jsem všechny tři soubory s titulky – a to i s Posledním titulkem, ve kterém informuji o možnosti titulky použít – nahrál na google disk, který je a bude veřejně dostupný prostřednictvím úvodní stránky k tomuto webu.</text:p>
      <text:p text:style-name="P20"/>
      <text:p text:style-name="P25"/>
      <text:p text:style-name="P25">A teď ještě jedna technická poznámka. Titulkům, které lze vypnout a zapnout se říká „měkké“ titulky. Titůlkům, které jsou do videa vytištěny a nejde je vypnout, se říká „tvrdé“ titulky.</text:p>
      <text:p text:style-name="P25"/>
      <text:p text:style-name="P25">Součástí všech tří videí, která jsem zmínil na začátku této zprávy, jsou <text:soft-page-break/>jak „měkké“ titulky, tak titulky „natvrdo“. Poslední titulek s informaci o možnosti použití titulků není součástí „tvrdých“ titulků: tyto titulky jsem vytvářel před několika měsíc a v té době jsem ještě o použití Posledního titulku s výše uvedenou titulku neuvažoval. U dalších videí bych chtěl Poslední titulek tisknout do všech videí. </text:p>
      <text:p text:style-name="P25"/>
      <text:p text:style-name="P19"/>
      <text:p text:style-name="P12">2. Do složky, na kterou odkazuji ve výše uvedeném textu, jsem nahrál soubor s následujícími instrukcemi k použití titulků. </text:p>
      <text:p text:style-name="P12"/>
      <text:p text:style-name="P29"/>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oft-page-break/><text:span text:style-name="T40">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32292497" text:continue-numbering="true" text:style-name="L1">
        <text:list-header>
          <text:p text:style-name="P51"/>
        </text:list-header>
        <text:list-item>
          <text:p text:style-name="P51">k tomu musí mít souhlas Buddhistické společnosti Západní Austrálie, která je vlastníkem předlohy, podle které byly tyto titulky vytvořeny. </text:p>
          <text:p text:style-name="P51"/>
        </text:list-item>
        <text:list-item>
          <text:p text:style-name="P51">nemusí mít souhlas autora českých titulků, který je podle předlohy vytvořil. V případě použití titulků je nutné pouze uvést jeho jméno. </text:p>
          <text:p text:style-name="P51"/>
        </text:list-item>
      </text:list>
      <text:p text:style-name="P27"><text:span text:style-name="T14">Tato licence se vztahuje ke všem souborům, které jsou v této složce.<text:line-break/></text:span></text:p>
      <text:p text:style-name="P20"/>
      <text:p text:style-name="P12">3. Do popisku videí, které jsou na mém YouTube kanálu a ke kterým jsem vytvořil české titulky, jsem přidal tento text. Odkaz na této stránce v části Vytvořené titulky. </text:p>
      <text:p text:style-name="P12"/>
      <text:p text:style-name="P29"/>
      <text:p text:style-name="P49">//LICENCE K ČESKÝM TITULKŮM </text:p>
      <text:p text:style-name="P46"><text:soft-page-break/>Podrobné informace o možnosti použít české titulky k tomuto videu najdete na:</text:p>
      <text:p text:style-name="P29"><text:span text:style-name="T38">https://drive.google.com/drive/u/0/folders/16nYDrS2RoqtO4ttlh4zDNIQW5lw3t0vA</text:span> </text:p>
      <text:p text:style-name="P48"/>
      <text:p text:style-name="P20"/>
      <text:p text:style-name="P20"/>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6T12:06:13.40</dc:date>
    <meta:editing-duration>P3DT7H56M18S</meta:editing-duration>
    <meta:editing-cycles>160</meta:editing-cycles>
    <meta:generator>OpenOffice/4.1.9$Win32 OpenOffice.org_project/419m1$Build-9805</meta:generator>
    <dc:creator>Dalibor Pavlík</dc:creator>
    <meta:document-statistic meta:table-count="0" meta:image-count="0" meta:object-count="0" meta:page-count="16" meta:paragraph-count="93" meta:word-count="2140" meta:character-count="14265"/>
  </office:meta>
</office:document-meta>
</file>